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ngest Increasing Subsequence</text:p>
      <text:p text:style-name="Standard"/>
      <text:p text:style-name="Standard">Given an unsorted array of integers, find the length of longest increasing subsequence.</text:p>
      <text:p text:style-name="Standard"/>
      <text:p text:style-name="P2">Example:</text:p>
      <text:p text:style-name="Standard"/>
      <text:p text:style-name="Standard">Input: [10,9,2,5,3,7,101,18]</text:p>
      <text:p text:style-name="Standard">Output: 4 </text:p>
      <text:p text:style-name="Standard">Explanation: The longest increasing subsequence is [2,3,7,101], therefore the length is 4. </text:p>
      <text:p text:style-name="Standard"/>
      <text:p text:style-name="P2">Note:</text:p>
      <text:p text:style-name="Standard"/>
      <text:list xml:id="list3110431914" text:style-name="L1">
        <text:list-item>
          <text:p text:style-name="P1">There may be more than one LIS combination, it is only necessary for you to return the length.</text:p>
        </text:list-item>
        <text:list-item>
          <text:p text:style-name="P1">Your algorithm should run in O(n2) complexity.</text:p>
        </text:list-item>
      </text:list>
      <text:p text:style-name="Standard"/>
      <text:p text:style-name="Standard"><text:span text:style-name="T1">Follow up: </text:span>Could you improve it to O(n log n) time complexit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17:54:07.708253949</meta:creation-date>
    <dc:date>2020-07-08T17:56:52.419475430</dc:date>
    <meta:editing-duration>PT2M46S</meta:editing-duration>
    <meta:editing-cycles>1</meta:editing-cycles>
    <meta:document-statistic meta:table-count="0" meta:image-count="0" meta:object-count="0" meta:page-count="1" meta:paragraph-count="10" meta:word-count="73" meta:character-count="463" meta:non-whitespace-character-count="400"/>
    <meta:generator>LibreOffice/6.0.7.3$Linux_X86_64 LibreOffice_project/00m0$Build-3</meta:generator>
  </office:meta>
</office:document-meta>
</file>